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42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28cm" fo:min-width="2.80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28cm" fo:min-width="2.67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47cm" fo:min-width="2.92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74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74cm" fo:min-width="3.05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2.6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36cm" fo:min-width="2.9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163cm" fo:min-width="3.056cm"/>
    </style:style>
    <style:style style:name="gr13" style:family="graphic" style:parent-style-name="standard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655cm" fo:min-width="4.19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2cm" fo:min-width="4.199cm"/>
    </style:style>
    <style:style style:name="gr16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905cm" svg:x="8.366cm" svg:y="6.207cm">
          <text:p text:style-name="P1">?? IOC Startup ??</text:p>
          <text:p text:style-name="P1"/>
          <text:p text:style-name="P1">Restore lastMaintTim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588cm" svg:y1="8.112cm" svg:x2="10.588cm" svg:y2="9.001cm" draw:start-shape="id1" draw:start-glue-point="2" draw:end-shape="id2" draw:end-glue-point="0" svg:d="M10588 8112v889" svg:viewBox="0 0 1 890">
          <text:p/>
        </draw:connector>
        <draw:custom-shape draw:style-name="gr3" draw:text-style-name="P2" xml:id="id2" draw:id="id2" draw:layer="layout" svg:width="2.921cm" svg:height="1.143cm" svg:x="9.128cm" svg:y="9.001cm">
          <text:p text:style-name="P1">?? 1 sec scan ??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302cm" svg:height="1.778cm" svg:x="6.715cm" svg:y="16.494cm">
          <text:p text:style-name="P1">? zerotimer &gt; 5 ?</text:p>
          <text:p text:style-name="P1"/>
          <text:p text:style-name="P1">Disable inverter</text:p>
          <text:p text:style-name="P1">Zerotimer = 0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3.175cm" svg:height="1.778cm" svg:x="5.064cm" svg:y="13.446cm">
          <text:p text:style-name="P1">? speed zero ?</text:p>
          <text:p text:style-name="P1"/>
          <text:p text:style-name="P1">Zerotimer++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429cm" svg:height="1.397cm" svg:x="9.001cm" svg:y="13.827cm">
          <text:p text:style-name="P1">? ! speed zero ?</text:p>
          <text:p text:style-name="P1"/>
          <text:p text:style-name="P1">Zerotimer = 0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3.683cm" svg:height="1.524cm" svg:x="6.588cm" svg:y="11.033cm">
          <text:p text:style-name="P1">? inverter enabled ?</text:p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3.556cm" svg:height="1.524cm" svg:x="14.335cm" svg:y="11.033cm">
          <text:p text:style-name="P1">? inverter disabled ?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3.302cm" svg:height="1.397cm" svg:x="2.397cm" svg:y="16.367cm">
          <text:p text:style-name="P1">? zerotimer &lt;= 5 ?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588cm" svg:y1="10.144cm" svg:x2="8.429cm" svg:y2="11.033cm" draw:start-shape="id2" draw:start-glue-point="2" draw:end-shape="id3" draw:end-glue-point="0" svg:d="M10588 10144l-2159 889" svg:viewBox="0 0 2160 890">
          <text:p/>
        </draw:connector>
        <draw:connector draw:style-name="gr2" draw:text-style-name="P3" draw:layer="layout" draw:type="line" svg:x1="10.588cm" svg:y1="10.144cm" svg:x2="16.113cm" svg:y2="11.033cm" draw:start-shape="id2" draw:start-glue-point="2" draw:end-shape="id4" draw:end-glue-point="0" svg:d="M10588 10144l5525 889" svg:viewBox="0 0 5526 890">
          <text:p/>
        </draw:connector>
        <draw:connector draw:style-name="gr2" draw:text-style-name="P3" draw:layer="layout" draw:type="line" svg:x1="8.429cm" svg:y1="12.557cm" svg:x2="6.651cm" svg:y2="13.446cm" draw:start-shape="id3" draw:start-glue-point="2" draw:end-shape="id5" draw:end-glue-point="0" svg:d="M8429 12557l-1778 889" svg:viewBox="0 0 1779 890">
          <text:p/>
        </draw:connector>
        <draw:connector draw:style-name="gr2" draw:text-style-name="P3" draw:layer="layout" draw:type="line" svg:x1="8.429cm" svg:y1="12.557cm" svg:x2="10.715cm" svg:y2="13.827cm" draw:start-shape="id3" draw:start-glue-point="2" draw:end-shape="id6" draw:end-glue-point="0" svg:d="M8429 12557l2286 1270" svg:viewBox="0 0 2287 1271">
          <text:p/>
        </draw:connector>
        <draw:connector draw:style-name="gr2" draw:text-style-name="P3" draw:layer="layout" draw:type="line" svg:x1="6.651cm" svg:y1="15.224cm" svg:x2="4.048cm" svg:y2="16.367cm" draw:start-shape="id5" draw:start-glue-point="2" draw:end-shape="id7" draw:end-glue-point="0" svg:d="M6651 15224l-2603 1143" svg:viewBox="0 0 2604 1144">
          <text:p/>
        </draw:connector>
        <draw:connector draw:style-name="gr2" draw:text-style-name="P3" draw:layer="layout" draw:type="line" svg:x1="6.651cm" svg:y1="15.224cm" svg:x2="8.366cm" svg:y2="16.494cm" draw:start-shape="id5" draw:start-glue-point="2" draw:end-shape="id8" draw:end-glue-point="0" svg:d="M6651 15224l1715 1270" svg:viewBox="0 0 1716 1271">
          <text:p/>
        </draw:connector>
        <draw:custom-shape draw:style-name="gr10" draw:text-style-name="P2" xml:id="id9" draw:id="id9" draw:layer="layout" svg:width="3.175cm" svg:height="1.397cm" svg:x="13.065cm" svg:y="13.827cm">
          <text:p text:style-name="P1">? speedSet == 0 ?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3.429cm" svg:height="2.286cm" svg:x="17.002cm" svg:y="13.827cm">
          <text:p text:style-name="P1">? speedSet != 0 ?</text:p>
          <text:p text:style-name="P1"/>
          <text:p text:style-name="P1">Enable inverter</text:p>
          <text:p text:style-name="P1">Zerotimer = 0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6.113cm" svg:y1="12.557cm" svg:x2="14.652cm" svg:y2="13.827cm" draw:start-shape="id4" draw:start-glue-point="2" draw:end-shape="id9" draw:end-glue-point="0" svg:d="M16113 12557l-1461 1270" svg:viewBox="0 0 1462 1271">
          <text:p/>
        </draw:connector>
        <draw:connector draw:style-name="gr2" draw:text-style-name="P3" draw:layer="layout" draw:type="line" svg:x1="16.113cm" svg:y1="12.557cm" svg:x2="18.716cm" svg:y2="13.827cm" draw:start-shape="id4" draw:start-glue-point="2" draw:end-shape="id10" draw:end-glue-point="0" svg:d="M16113 12557l2603 1270" svg:viewBox="0 0 2604 1271">
          <text:p/>
        </draw:connector>
        <draw:custom-shape draw:style-name="gr12" draw:text-style-name="P2" xml:id="id11" draw:id="id11" draw:layer="layout" svg:width="3.556cm" svg:height="2.413cm" svg:x="19.923cm" svg:y="4.429cm">
          <text:p text:style-name="P1">?? 10 sec scan ??</text:p>
          <text:p text:style-name="P1"/>
          <text:p text:style-name="P1">RunTimer = </text:p>
          <text:p text:style-name="P1">HWRunTimer - </text:p>
          <text:p text:style-name="P1">lastMaintTime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2.192cm" svg:height="1.657cm" svg:x="2.905cm" svg:y="2.524cm">
          <draw:text-box>
            <text:p>Velocity Selector </text:p>
            <text:p>Inverter Control and Run Timer</text:p>
          </draw:text-box>
        </draw:frame>
        <draw:custom-shape draw:style-name="gr14" draw:text-style-name="P2" xml:id="id13" draw:id="id13" draw:layer="layout" svg:width="4.699cm" svg:height="1.905cm" svg:x="16.113cm" svg:y="7.985cm">
          <text:p text:style-name="P1">? RunTimer &gt; 10k hours ?</text:p>
          <text:p text:style-name="P1"/>
          <text:p text:style-name="P1">Set Maintenance Alarm</text:p>
          <draw:enhanced-geometry svg:viewBox="0 0 21600 21600" draw:type="rectangle" draw:enhanced-path="M 0 0 L 21600 0 21600 21600 0 21600 0 0 Z N"/>
        </draw:custom-shape>
        <draw:custom-shape draw:style-name="gr15" draw:text-style-name="P2" xml:id="id12" draw:id="id12" draw:layer="layout" svg:width="4.699cm" svg:height="1.27cm" svg:x="21.447cm" svg:y="7.985cm">
          <text:p text:style-name="P1">? RunTimer &lt; 10k hours ?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21.701cm" svg:y1="6.842cm" svg:x2="23.796cm" svg:y2="7.985cm" draw:start-shape="id11" draw:start-glue-point="2" draw:end-shape="id12" draw:end-glue-point="0" svg:d="M21701 6842l2095 1143" svg:viewBox="0 0 2096 1144">
          <text:p/>
        </draw:connector>
        <draw:connector draw:style-name="gr2" draw:text-style-name="P5" draw:layer="layout" draw:type="line" svg:x1="21.701cm" svg:y1="6.842cm" svg:x2="18.462cm" svg:y2="7.985cm" draw:start-shape="id11" draw:start-glue-point="2" draw:end-shape="id13" draw:end-glue-point="0" svg:d="M21701 6842l-3239 1143" svg:viewBox="0 0 3240 1144">
          <text:p/>
        </draw:connector>
        <draw:frame draw:style-name="gr16" draw:text-style-name="P7" draw:layer="layout" svg:width="6.001cm" svg:height="2.667cm" svg:x="20.177cm" svg:y="10.525cm">
          <draw:text-box>
            <text:p text:style-name="P6"><text:span text:style-name="T1">Hardware Run Timer accumulates time the inverter is on. Ensuring inverter turns off when VS is not spinning makes the Hardware run timer useful for tracking bearing run time. </text:span></text:p>
          </draw:text-box>
        </draw:frame>
        <draw:frame draw:style-name="gr16" draw:text-style-name="P7" draw:layer="layout" svg:width="6.001cm" svg:height="2.667cm" svg:x="1.762cm" svg:y="7.731cm">
          <draw:text-box>
            <text:p text:style-name="P6"><text:span text:style-name="T1">Run time could be tracked entirely in software by incrementing it within this tree, in the ? Inverter enabled ? Box, and keeping it in save/restor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2:02:53.277071615</meta:creation-date>
    <dc:date>2019-05-15T10:25:31.086417616</dc:date>
    <meta:editing-duration>PT36M7S</meta:editing-duration>
    <meta:editing-cycles>7</meta:editing-cycles>
    <meta:generator>LibreOffice/5.3.6.1$Linux_X86_64 LibreOffice_project/30$Build-1</meta:generator>
    <meta:print-date>2019-05-06T13:23:47.225322541</meta:print-date>
    <meta:document-statistic meta:object-count="27"/>
  </office:meta>
</office:document-meta>
</file>